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draw:fill="none" fo:min-height="1.814cm"/>
      <style:paragraph-properties style:writing-mode="lr-tb"/>
    </style:style>
    <style:style style:name="gr5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13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9" style:family="graphic" style:parent-style-name="standard">
      <style:graphic-properties draw:fill-color="#9dc8f5" draw:textarea-horizontal-align="justify" draw:textarea-vertical-align="middle" draw:auto-grow-height="false" fo:min-height="0.766cm" fo:min-width="8.39cm"/>
      <style:paragraph-properties style:writing-mode="lr-tb"/>
    </style:style>
    <style:style style:name="gr10" style:family="graphic" style:parent-style-name="standard">
      <style:graphic-properties draw:fill-color="#f8e0c9" draw:textarea-horizontal-align="justify" draw:textarea-vertical-align="middle" draw:auto-grow-height="false" fo:min-height="0.766cm" fo:min-width="8.39cm"/>
      <style:paragraph-properties style:writing-mode="lr-tb"/>
    </style:style>
    <style:style style:name="gr11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3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6" style:family="graphic" style:parent-style-name="standard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8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19" style:family="graphic" style:parent-style-name="objectwithoutfill">
      <style:graphic-properties svg:stroke-color="#808080" draw:fill="solid" draw:textarea-vertical-align="middle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21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22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23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25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26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27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28" style:family="graphic" style:parent-style-name="standard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29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31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32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33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4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36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37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38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39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41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42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43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4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46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47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48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49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50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52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53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54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55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56" style:family="graphic" style:parent-style-name="Text">
      <style:graphic-properties draw:fill-color="#afd095" draw:textarea-horizontal-align="justify" draw:textarea-vertical-align="middle" draw:auto-grow-height="false" fo:min-height="2.032cm" fo:min-width="15.24cm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58" style:family="graphic" style:parent-style-name="standard" style:list-style-name="L1">
      <style:graphic-properties draw:fill-color="#f8e0c9" draw:textarea-horizontal-align="justify" draw:textarea-vertical-align="middle" draw:auto-grow-height="false" fo:min-height="0.766cm" fo:min-width="9.152cm"/>
      <style:paragraph-properties style:writing-mode="lr-tb"/>
    </style:style>
    <style:style style:name="gr59" style:family="graphic" style:parent-style-name="standard" style:list-style-name="L1">
      <style:graphic-properties draw:fill-color="#ffb66c" draw:textarea-horizontal-align="justify" draw:textarea-vertical-align="middle" draw:auto-grow-height="false" fo:min-height="0.766cm" fo:min-width="7.882cm"/>
      <style:paragraph-properties style:writing-mode="lr-tb"/>
    </style:style>
    <style:style style:name="gr60" style:family="graphic" style:parent-style-name="standard" style:list-style-name="L1">
      <style:graphic-properties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61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766cm" fo:min-width="9.152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0.48cm" fo:min-width="5.596cm"/>
      <style:paragraph-properties style:writing-mode="lr-tb"/>
    </style:style>
    <style:style style:name="gr63" style:family="graphic" style:parent-style-name="standard">
      <style:graphic-properties draw:fill-color="#ffb66c" draw:textarea-horizontal-align="justify" draw:textarea-vertical-align="middle" draw:auto-grow-height="false" fo:min-height="0.512cm" fo:min-width="6.104cm"/>
      <style:paragraph-properties style:writing-mode="lr-tb"/>
    </style:style>
    <style:style style:name="gr64" style:family="graphic" style:parent-style-name="standard">
      <style:graphic-properties draw:fill-color="#9dc8f5" draw:textarea-horizontal-align="justify" draw:textarea-vertical-align="middle" draw:auto-grow-height="false" fo:min-height="0.512cm" fo:min-width="7.628cm"/>
      <style:paragraph-properties style:writing-mode="lr-tb"/>
    </style:style>
    <style:style style:name="gr65" style:family="graphic" style:parent-style-name="standard">
      <style:graphic-properties draw:fill-color="#f8e0c9" draw:textarea-horizontal-align="justify" draw:textarea-vertical-align="middle" draw:auto-grow-height="false" fo:min-height="0.512cm" fo:min-width="7.628cm"/>
      <style:paragraph-properties style:writing-mode="lr-tb"/>
    </style:style>
    <style:style style:name="gr66" style:family="graphic" style:parent-style-name="standard">
      <style:graphic-properties draw:stroke="none" draw:fill="none" fo:min-height="1.274cm"/>
      <style:paragraph-properties style:writing-mode="lr-tb"/>
    </style:style>
    <style:style style:name="gr67" style:family="graphic" style:parent-style-name="standard">
      <style:graphic-properties draw:stroke="none" draw:fill="none" fo:min-height="0.766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397cm" fo:min-width="6.104cm"/>
      <style:paragraph-properties style:writing-mode="lr-tb"/>
    </style:style>
    <style:style style:name="gr69" style:family="graphic" style:parent-style-name="standard" style:list-style-name="L1">
      <style:graphic-properties draw:fill-color="#f8e0c9" draw:textarea-horizontal-align="justify" draw:textarea-vertical-align="middle" draw:auto-grow-height="false" fo:min-height="0.512cm" fo:min-width="9.914cm"/>
      <style:paragraph-properties style:writing-mode="lr-tb"/>
    </style:style>
    <style:style style:name="gr70" style:family="graphic" style:parent-style-name="standard" style:list-style-name="L1">
      <style:graphic-properties draw:fill-color="#ffb66c" draw:textarea-horizontal-align="justify" draw:textarea-vertical-align="middle" draw:auto-grow-height="false" fo:min-height="0.512cm" fo:min-width="5.596cm"/>
      <style:paragraph-properties style:writing-mode="lr-tb"/>
    </style:style>
    <style:style style:name="gr71" style:family="graphic" style:parent-style-name="standard" style:list-style-name="L1">
      <style:graphic-properties draw:fill-color="#9dc8f5" draw:textarea-horizontal-align="justify" draw:textarea-vertical-align="middle" draw:auto-grow-height="false" fo:min-height="0.512cm" fo:min-width="9.914cm"/>
      <style:paragraph-properties style:writing-mode="lr-tb"/>
    </style:style>
    <style:style style:name="gr72" style:family="graphic" style:parent-style-name="standard">
      <style:graphic-properties draw:fill-color="#f8e0c9" draw:textarea-horizontal-align="justify" draw:textarea-vertical-align="middle" draw:auto-grow-height="false" fo:min-height="0.512cm" fo:min-width="8.898cm"/>
      <style:paragraph-properties style:writing-mode="lr-tb"/>
    </style:style>
    <style:style style:name="gr73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368cm" fo:min-width="8.898cm"/>
      <style:paragraph-properties style:writing-mode="lr-tb"/>
    </style:style>
    <style:style style:name="gr74" style:family="graphic" style:parent-style-name="standard">
      <style:graphic-properties draw:marker-start="Circle_20_unfilled" draw:marker-start-width="0.3cm" draw:marker-end="Arrow" draw:marker-end-width="0.3cm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1.657cm"/>
      <style:paragraph-properties style:writing-mode="lr-tb"/>
    </style:style>
    <style:style style:name="gr76" style:family="graphic" style:parent-style-name="objectwithoutfill">
      <style:graphic-properties draw:marker-end="Arrow" draw:marker-end-width="0.3cm" draw:fill="solid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77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2cm" fo:min-width="1.518cm"/>
      <style:paragraph-properties style:writing-mode="lr-tb"/>
    </style:style>
    <style:style style:name="gr79" style:family="graphic" style:parent-style-name="objectwithoutfill">
      <style:graphic-properties draw:stroke="dash" draw:marker-end="" draw:marker-end-width="0.3cm" draw:fill="solid" draw:textarea-vertical-align="middle"/>
    </style:style>
    <style:style style:name="gr80" style:family="graphic" style:parent-style-name="standard">
      <style:graphic-properties draw:stroke="none" draw:fill="none" fo:min-height="0.627cm"/>
      <style:paragraph-properties style:writing-mode="lr-tb"/>
    </style:style>
    <style:style style:name="gr81" style:family="graphic" style:parent-style-name="standard" style:list-style-name="L1">
      <style:graphic-properties draw:fill-color="#ffffff" draw:textarea-horizontal-align="justify" draw:textarea-vertical-align="middle" draw:auto-grow-height="false" fo:min-height="0.258cm" fo:min-width="9.914cm"/>
      <style:paragraph-properties style:writing-mode="lr-tb"/>
    </style:style>
    <style:style style:name="gr82" style:family="graphic" style:parent-style-name="standard" style:list-style-name="L1">
      <style:graphic-properties draw:fill-color="#ffffff" draw:textarea-horizontal-align="justify" draw:textarea-vertical-align="middle" draw:auto-grow-height="false" fo:min-height="0.154cm" fo:min-width="9.914cm"/>
      <style:paragraph-properties style:writing-mode="lr-tb"/>
    </style:style>
    <style:style style:name="gr83" style:family="graphic" style:parent-style-name="standard" style:list-style-name="L1">
      <style:graphic-properties draw:fill-color="#f8e0c9" draw:textarea-horizontal-align="justify" draw:textarea-vertical-align="middle" draw:auto-grow-height="false" fo:min-height="0.258cm" fo:min-width="7.882cm"/>
      <style:paragraph-properties style:writing-mode="lr-tb"/>
    </style:style>
    <style:style style:name="gr84" style:family="graphic" style:parent-style-name="standard" style:list-style-name="L1">
      <style:graphic-properties svg:stroke-color="#3465a4" draw:fill-color="#9dc8f5" draw:textarea-horizontal-align="justify" draw:textarea-vertical-align="middle" draw:auto-grow-height="false" fo:min-height="0.358cm" fo:min-width="7.88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1.518cm"/>
      <style:paragraph-properties style:writing-mode="lr-tb"/>
    </style:style>
    <style:style style:name="gr86" style:family="graphic" style:parent-style-name="Text">
      <style:graphic-properties draw:fill-color="#afd095" draw:textarea-horizontal-align="justify" draw:textarea-vertical-align="middle" draw:auto-grow-height="false" fo:min-height="1.108cm" fo:min-width="7.934cm"/>
    </style:style>
    <style:style style:name="gr87" style:family="graphic" style:parent-style-name="Text">
      <style:graphic-properties draw:fill-color="#afd095" draw:textarea-horizontal-align="justify" draw:textarea-vertical-align="middle" draw:auto-grow-height="false" fo:min-height="0.864cm" fo:min-width="8.31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9dc8f5"/>
      <style:paragraph-properties fo:text-align="center" style:writing-mode="lr-tb"/>
    </style:style>
    <style:style style:name="P11" style:family="paragraph">
      <loext:graphic-properties draw:fill-color="#f8e0c9"/>
      <style:paragraph-properties fo:text-align="center" style:writing-mode="lr-tb"/>
    </style:style>
    <style:style style:name="P12" style:family="paragraph">
      <loext:graphic-properties draw:fill-color="#ffb66c"/>
      <style:paragraph-properties fo:text-align="center" style:writing-mode="lr-tb"/>
    </style:style>
    <style:style style:name="P13" style:family="paragraph">
      <loext:graphic-properties draw:fill-color="#f8e0c9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9dc8f5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afd095"/>
      <style:paragraph-properties fo:text-align="center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text-properties fo:font-size="12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Proof that </text:span><text:line-break/>the Energy efficiency of best effort task <text:s/>when Interactive and Best Effort are scheduled together <text:span text:style-name="T1">is </text:span><text:span text:style-name="T1">different to</text:span> the DELTA energy of the hole syste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1 : Nothing else is added on the phone : Only interactive tasks are still present on the phone</text:p>
          </draw:text-box>
        </draw:frame>
        <draw:custom-shape draw:style-name="gr2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652cm" svg:y1="3.048cm" svg:x2="9.652cm" svg:y2="9.144cm">
          <text:p/>
        </draw:line>
        <draw:line draw:style-name="gr3" draw:text-style-name="P4" draw:layer="layout" svg:x1="19.812cm" svg:y1="3.048cm" svg:x2="19.812cm" svg:y2="8.636cm">
          <text:p/>
        </draw:line>
        <draw:frame draw:style-name="gr4" draw:text-style-name="P5" draw:layer="layout" svg:width="9.191cm" svg:height="2.064cm" svg:x="0.508cm" svg:y="2.794cm">
          <draw:text-box>
            <text:p>Case 1 : Nothing else is added on the phone : Only interactive tasks are still present on the phone</text:p>
          </draw:text-box>
        </draw:frame>
        <draw:custom-shape draw:style-name="gr5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1 : Nothing else is added on the phone : Only interactive tasks are still present on the phone</text:p>
          </draw:text-box>
        </draw:frame>
        <draw:custom-shape draw:style-name="gr8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652cm" svg:y2="9.144cm">
          <text:p/>
        </draw:line>
        <draw:line draw:style-name="gr3" draw:text-style-name="P4" draw:layer="layout" svg:x1="19.812cm" svg:y1="3.048cm" svg:x2="19.812cm" svg:y2="8.636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508cm" svg:y="2.794cm">
          <draw:text-box>
            <text:p>Case 1 : Nothing else is added on the phone : Only interactive tasks are still present on the phone</text:p>
          </draw:text-box>
        </draw:frame>
        <draw:custom-shape draw:style-name="gr11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1 : Nothing else is added on the phone : Only interactive tasks are still present on the phone</text:p>
          </draw:text-box>
        </draw:frame>
        <draw:custom-shape draw:style-name="gr12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652cm" svg:y2="8.636cm">
          <text:p/>
        </draw:line>
        <draw:line draw:style-name="gr3" draw:text-style-name="P4" draw:layer="layout" svg:x1="19.812cm" svg:y1="3.048cm" svg:x2="19.812cm" svg:y2="8.636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508cm" svg:y="2.794cm">
          <draw:text-box>
            <text:p>Case 1 : Nothing else is added on the phone : Only interactive tasks are still present on the phone</text:p>
          </draw:text-box>
        </draw:frame>
        <draw:custom-shape draw:style-name="gr13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frame draw:style-name="gr14" draw:text-style-name="P7" draw:layer="layout" svg:width="4.803cm" svg:height="1.123cm" svg:x="20.574cm" svg:y="5.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5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0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23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4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27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30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33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5.258cm" svg:height="1.123cm" svg:x="19.966cm" svg:y="9.0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35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38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5.258cm" svg:height="1.123cm" svg:x="19.966cm" svg:y="9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7" draw:layer="layout" svg:width="5.855cm" svg:height="1.716cm" svg:x="19.912cm" svg:y="10.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0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43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5.258cm" svg:height="1.123cm" svg:x="19.966cm" svg:y="9.0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7" draw:layer="layout" svg:width="5.855cm" svg:height="1.716cm" svg:x="19.912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7" draw:layer="layout" svg:width="8.379cm" svg:height="1.123cm" svg:x="19.712cm" svg:y="11.93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5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48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5.258cm" svg:height="1.123cm" svg:x="19.966cm" svg:y="9.0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7" draw:layer="layout" svg:width="5.855cm" svg:height="1.716cm" svg:x="19.912cm" svg:y="10.1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7" draw:layer="layout" svg:width="8.379cm" svg:height="1.123cm" svg:x="19.752cm" svg:y="11.9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0" draw:text-style-name="P7" draw:layer="layout" svg:width="12.37cm" svg:height="0.635cm" svg:x="15.494cm" svg:y="14.09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51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9.652cm" svg:height="1.016cm" svg:x="9.906cm" svg:y="12.44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54" draw:text-style-name="P14" draw:layer="layout" svg:width="9.652cm" svg:height="1.016cm" svg:x="9.906cm" svg:y="11.176cm">
          <text:p text:style-name="P3">workload_of_Interactive_tasks_2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5.258cm" svg:height="1.123cm" svg:x="19.966cm" svg:y="9.0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7" draw:layer="layout" svg:width="5.855cm" svg:height="1.716cm" svg:x="19.912cm" svg:y="10.1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7" draw:layer="layout" svg:width="8.379cm" svg:height="1.123cm" svg:x="19.752cm" svg:y="11.93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0" draw:text-style-name="P7" draw:layer="layout" svg:width="12.37cm" svg:height="0.635cm" svg:x="15.594cm" svg:y="14.0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56" draw:text-style-name="P15" draw:layer="layout" svg:width="15.24cm" svg:height="2.032cm" svg:x="0.154cm" svg:y="13.562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13.062cm" svg:height="0.888cm" svg:x="0.4cm" svg:y="14.0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57" draw:text-style-name="P3" draw:layer="layout" svg:width="8.382cm" svg:height="1.016cm" svg:x="0.762cm" svg:y="4.858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382cm" svg:height="1.016cm" svg:x="0.508cm" svg:y="12.19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8.89cm" svg:height="1.016cm" svg:x="10.16cm" svg:y="4.826cm">
          <text:p text:style-name="P9">workload_of_Interactive_tasks_1= W_Int_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652cm" svg:y1="3.048cm" svg:x2="9.766cm" svg:y2="13.462cm">
          <text:p/>
        </draw:line>
        <draw:line draw:style-name="gr3" draw:text-style-name="P4" draw:layer="layout" svg:x1="19.812cm" svg:y1="3.048cm" svg:x2="19.812cm" svg:y2="13.462cm">
          <text:p/>
        </draw:line>
        <draw:custom-shape draw:style-name="gr10" draw:text-style-name="P11" draw:layer="layout" svg:width="8.89cm" svg:height="1.016cm" svg:x="10.16cm" svg:y="6.35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91cm" svg:height="2.064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4" draw:text-style-name="P5" draw:layer="layout" svg:width="9.191cm" svg:height="2.064cm" svg:x="0cm" svg:y="8.12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17" draw:text-style-name="P9" draw:layer="layout" svg:width="8.382cm" svg:height="1.016cm" svg:x="0.508cm" svg:y="10.954cm">
          <text:p text:style-name="P9">Interactive_tasks_wokload</text:p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9.652cm" svg:height="1.016cm" svg:x="9.906cm" svg:y="12.446cm">
          <text:p text:style-name="P3">Energy_of_Interactive_tasks_1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" draw:layer="layout" svg:width="8.382cm" svg:height="1.016cm" svg:x="0.762cm" svg:y="6.35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0.414cm" svg:y1="4.064cm" svg:x2="19.304cm" svg:y2="4.064cm">
          <text:p/>
        </draw:line>
        <draw:frame draw:style-name="gr7" draw:text-style-name="P8" draw:layer="layout" svg:width="5.413cm" svg:height="0.725cm" svg:x="12.113cm" svg:y="3.048cm">
          <draw:text-box>
            <text:p>Fixed experiment duration</text:p>
          </draw:text-box>
        </draw:frame>
        <draw:custom-shape draw:style-name="gr60" draw:text-style-name="P14" draw:layer="layout" svg:width="9.652cm" svg:height="1.016cm" svg:x="9.906cm" svg:y="11.176cm">
          <text:p text:style-name="P3">workload_of_Interactive_tasks_1= W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9.652cm" svg:height="1.016cm" svg:x="9.906cm" svg:y="9.906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layout" svg:width="9.652cm" svg:height="1.016cm" svg:x="9.906cm" svg:y="8.636cm">
          <text:p text:style-name="P3">Workload_of_Best_effort_task_2 = W_Be_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5.258cm" svg:height="1.123cm" svg:x="19.966cm" svg:y="9.0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7" draw:layer="layout" svg:width="5.855cm" svg:height="1.716cm" svg:x="19.912cm" svg:y="10.1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7" draw:layer="layout" svg:width="8.379cm" svg:height="1.123cm" svg:x="19.752cm" svg:y="11.9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0" draw:text-style-name="P7" draw:layer="layout" svg:width="12.37cm" svg:height="0.635cm" svg:x="15.594cm" svg:y="14.0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4" draw:text-style-name="P1" draw:layer="layout" svg:width="24.762cm" svg:height="2.08cm" svg:x="1.908cm" svg:y="0.46cm" presentation:class="title" presentation:user-transformed="true">
          <draw:text-box>
            <text:p>Case 2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8.128cm" svg:x2="27.432cm" svg:y2="8.128cm">
          <text:p/>
        </draw:line>
        <draw:frame draw:style-name="gr14" draw:text-style-name="P7" draw:layer="layout" svg:width="4.803cm" svg:height="1.123cm" svg:x="20.575cm" svg:y="5.08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56" draw:text-style-name="P15" draw:layer="layout" svg:width="15.24cm" svg:height="2.032cm" svg:x="0.154cm" svg:y="13.562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14.416cm" svg:height="1.881cm" svg:x="0.254cm" svg:y="13.61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62" draw:text-style-name="P3" draw:layer="layout" svg:width="6.096cm" svg:height="0.73cm" svg:x="0.508cm" svg:y="4.572cm">
          <text:p text:style-name="P3">workload_of_Interactive_tasks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6.604cm" svg:height="0.762cm" svg:x="0.254cm" svg:y="9.906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draw:layer="layout" svg:width="8.128cm" svg:height="0.762cm" svg:x="8.382cm" svg:y="4.318cm">
          <text:p text:style-name="P9">workload_of_Interactive_tasks = W_I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62cm" svg:y1="2.794cm" svg:x2="7.734cm" svg:y2="13.208cm">
          <text:p/>
        </draw:line>
        <draw:line draw:style-name="gr3" draw:text-style-name="P4" draw:layer="layout" svg:x1="19.05cm" svg:y1="3.048cm" svg:x2="19.05cm" svg:y2="14.986cm">
          <text:p/>
        </draw:line>
        <draw:custom-shape draw:style-name="gr65" draw:text-style-name="P11" draw:layer="layout" svg:width="8.128cm" svg:height="0.762cm" svg:x="8.382cm" svg:y="5.334cm">
          <text:p text:style-name="P9">Energy_of_Interactive_tasks_1 = E_Int_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5" draw:layer="layout" svg:width="7.921cm" svg:height="1.673cm" svg:x="0.207cm" svg:y="2.794cm">
          <draw:text-box>
            <text:p>Case 1 : Nothing else is added on the phone : Only interactive tasks are still present on the phone</text:p>
          </draw:text-box>
        </draw:frame>
        <draw:frame draw:style-name="gr67" draw:text-style-name="P5" draw:layer="layout" svg:width="6.858cm" svg:height="2.147cm" svg:x="0.254cm" svg:y="6.858cm">
          <draw:text-box>
            <text:p>Case 2: A best effort <text:s/>task is added on the phone : <text:s/>interactive tasks and the best effort task are present on the phone</text:p>
          </draw:text-box>
        </draw:frame>
        <draw:custom-shape draw:style-name="gr68" draw:text-style-name="P9" draw:layer="layout" svg:width="6.604cm" svg:height="0.647cm" svg:x="0.254cm" svg:y="9.005cm">
          <text:p text:style-name="P9">Interactive_tasks_workload</text:p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10.414cm" svg:height="0.762cm" svg:x="8.128cm" svg:y="9.906cm">
          <text:p text:style-name="P3">Energy_of_Interactive_tasks_2 = E_Int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6" draw:layer="layout" svg:width="6.096cm" svg:height="0.762cm" svg:x="0.508cm" svg:y="5.588cm">
          <text:p text:style-name="P3">Energy_of_Interactive_tas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draw:layer="layout" svg:width="10.414cm" svg:height="0.762cm" svg:x="8.128cm" svg:y="8.89cm">
          <text:p text:style-name="P3">workload_of_Interactive_tasks = W_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9.398cm" svg:height="0.762cm" svg:x="8.128cm" svg:y="7.774cm">
          <text:p text:style-name="P9">Energy_of_Best_effort_tasks_2 = E_Be_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4" draw:layer="layout" svg:width="9.398cm" svg:height="0.618cm" svg:x="8.128cm" svg:y="7.002cm">
          <text:p text:style-name="P3">Workload_of_Best_effort_task = W_B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8.067cm" svg:height="1.123cm" svg:x="19.812cm" svg:y="6.6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0" draw:text-style-name="P7" draw:layer="layout" svg:width="4.91cm" svg:height="1.345cm" svg:x="19.476cm" svg:y="11.33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4" draw:text-style-name="P1" draw:layer="layout" svg:width="24.762cm" svg:height="2.833cm" svg:x="2.162cm" svg:y="0.254cm" presentation:class="title" presentation:user-transformed="true">
          <draw:text-box>
            <text:p>Case 2 (Workload is fixed) : Best effort task is added on the phone : <text:s/>interactive tasks and the best effort task are present on the phone</text:p>
          </draw:text-box>
        </draw:frame>
        <draw:line draw:style-name="gr19" draw:text-style-name="P4" draw:layer="layout" svg:x1="0.254cm" svg:y1="6.504cm" svg:x2="27.432cm" svg:y2="6.504cm">
          <text:p/>
        </draw:line>
        <draw:frame draw:style-name="gr14" draw:text-style-name="P7" draw:layer="layout" svg:width="4.803cm" svg:height="1.123cm" svg:x="20.343cm" svg:y="3.30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7" draw:layer="layout" svg:width="6.454cm" svg:height="0.725cm" svg:x="8.072cm" svg:y="3.002cm">
          <draw:text-box>
            <text:p text:style-name="P16">Experiment duration is not fixed</text:p>
          </draw:text-box>
        </draw:frame>
        <draw:line draw:style-name="gr74" draw:text-style-name="P7" draw:layer="layout" svg:x1="8.128cm" svg:y1="12.292cm" svg:x2="16.564cm" svg:y2="12.292cm">
          <text:p/>
        </draw:line>
        <draw:frame draw:style-name="gr75" draw:text-style-name="P19" draw:layer="layout" svg:width="2.272cm" svg:height="1.05cm" svg:x="16.016cm" svg:y="2.794cm">
          <draw:text-box>
            <text:p text:style-name="P18"><text:span text:style-name="T1">t</text:span><text:span text:style-name="T1">_</text:span><text:span text:style-name="T1">i</text:span><text:span text:style-name="T1">n</text:span><text:span text:style-name="T1">t</text:span><text:span text:style-name="T1">e</text:span><text:span text:style-name="T1">r</text:span><text:span text:style-name="T1">_</text:span><text:span text:style-name="T1">1</text:span></text:p>
          </draw:text-box>
        </draw:frame>
        <draw:line draw:style-name="gr76" draw:text-style-name="P4" draw:layer="layout" svg:x1="16.51cm" svg:y1="3.844cm" svg:x2="16.51cm" svg:y2="4.064cm">
          <text:p/>
        </draw:line>
        <draw:line draw:style-name="gr74" draw:text-style-name="P7" draw:layer="layout" svg:x1="8.128cm" svg:y1="6.858cm" svg:x2="18.542cm" svg:y2="6.858cm">
          <text:p/>
        </draw:line>
        <draw:frame draw:style-name="gr77" draw:text-style-name="P19" draw:layer="layout" svg:width="2.272cm" svg:height="0.762cm" svg:x="16.016cm" svg:y="2.794cm">
          <draw:text-box>
            <text:p text:style-name="P18"><text:span text:style-name="T1">t</text:span><text:span text:style-name="T1">_</text:span><text:span text:style-name="T1">i</text:span><text:span text:style-name="T1">n</text:span><text:span text:style-name="T1">t</text:span><text:span text:style-name="T1">e</text:span><text:span text:style-name="T1">r</text:span><text:span text:style-name="T1">_</text:span><text:span text:style-name="T1">1</text:span></text:p>
          </draw:text-box>
        </draw:frame>
        <draw:frame draw:style-name="gr78" draw:text-style-name="P19" draw:layer="layout" svg:width="4.524cm" svg:height="0.725cm" svg:x="17.4cm" svg:y="5.371cm">
          <draw:text-box>
            <text:p text:style-name="P18"><text:span text:style-name="T1">t_inter_2 &gt; t_inter_1</text:span></text:p>
          </draw:text-box>
        </draw:frame>
        <draw:line draw:style-name="gr76" draw:text-style-name="P4" draw:layer="layout" svg:x1="18.542cm" svg:y1="6.096cm" svg:x2="18.542cm" svg:y2="6.858cm">
          <text:p/>
        </draw:line>
        <draw:line draw:style-name="gr79" draw:text-style-name="P4" draw:layer="layout" svg:x1="18.542cm" svg:y1="6.858cm" svg:x2="18.542cm" svg:y2="8.89cm">
          <text:p/>
        </draw:line>
        <draw:frame draw:style-name="gr80" draw:text-style-name="P5" draw:layer="layout" svg:width="7.48cm" svg:height="1.199cm" svg:x="0.254cm" svg:y="11.684cm">
          <draw:text-box>
            <text:p>Case 3: A best effort <text:s/>task is added on the phone, Interactive is removed </text:p>
          </draw:text-box>
        </draw:frame>
        <draw:line draw:style-name="gr19" draw:text-style-name="P4" draw:layer="layout" svg:x1="0.035cm" svg:y1="11.322cm" svg:x2="27.213cm" svg:y2="11.322cm">
          <text:p/>
        </draw:line>
        <draw:custom-shape draw:style-name="gr68" draw:text-style-name="P9" draw:layer="layout" svg:width="6.604cm" svg:height="0.647cm" svg:x="0.254cm" svg:y="14.177cm">
          <text:p text:style-name="P9">Interactive_tasks_wrokload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6.604cm" svg:height="0.762cm" svg:x="0.254cm" svg:y="13.2cm">
          <text:p text:style-name="P9">Interactive_tasks_Ener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10.414cm" svg:height="0.508cm" svg:x="8.128cm" svg:y="13.82cm">
          <text:p text:style-name="P20"><text:span text:style-name="T1">workload_of_Interactive_tasks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1" draw:layer="layout" svg:width="10.414cm" svg:height="0.404cm" svg:x="8.128cm" svg:y="14.582cm">
          <text:p text:style-name="P20"><text:span text:style-name="T1">Energy_of_Interactive_tasks_3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3" draw:layer="layout" svg:width="8.382cm" svg:height="0.508cm" svg:x="8.128cm" svg:y="13.212cm">
          <text:p text:style-name="P3">Energy_of_Best_effort_tasks_3 = E_Be_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4" draw:layer="layout" svg:width="8.382cm" svg:height="0.608cm" svg:x="8.088cm" svg:y="12.458cm">
          <text:p text:style-name="P3">Workload_of_Best_effort_task = W_B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19" draw:layer="layout" svg:width="3.863cm" svg:height="0.725cm" svg:x="12.7cm" svg:y="11.322cm">
          <draw:text-box>
            <text:p text:style-name="P18"><text:span text:style-name="T1">t_BE_3 &lt; t_BE_2</text:span></text:p>
          </draw:text-box>
        </draw:frame>
        <draw:line draw:style-name="gr76" draw:text-style-name="P4" draw:layer="layout" svg:x1="18.542cm" svg:y1="6.096cm" svg:x2="18.542cm" svg:y2="6.858cm">
          <text:p/>
        </draw:line>
        <draw:line draw:style-name="gr76" draw:text-style-name="P4" draw:layer="layout" svg:x1="16.564cm" svg:y1="11.647cm" svg:x2="16.564cm" svg:y2="12.192cm">
          <text:p/>
        </draw:line>
        <draw:frame draw:style-name="gr78" draw:text-style-name="P19" draw:layer="layout" svg:width="2.018cm" svg:height="0.725cm" svg:x="17.032cm" svg:y="7.657cm">
          <draw:text-box>
            <text:p text:style-name="P18"><text:span text:style-name="T1">t_BE_2</text:span></text:p>
          </draw:text-box>
        </draw:frame>
        <draw:line draw:style-name="gr76" draw:text-style-name="P4" draw:layer="layout" svg:x1="17.526cm" svg:y1="7.774cm" svg:x2="17.526cm" svg:y2="6.858cm">
          <text:p/>
        </draw:line>
        <draw:frame draw:style-name="gr14" draw:text-style-name="P7" draw:layer="layout" svg:width="3.916cm" svg:height="0.53cm" svg:x="20.563cm" svg:y="4.42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7" draw:layer="layout" svg:width="3.92cm" svg:height="0.53cm" svg:x="21.082cm" svg:y="7.87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7" draw:layer="layout" svg:width="3.504cm" svg:height="0.53cm" svg:x="21.222cm" svg:y="8.5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4" draw:text-style-name="P7" draw:layer="layout" svg:width="3.509cm" svg:height="0.53cm" svg:x="19.476cm" svg:y="12.58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0" draw:text-style-name="P7" draw:layer="layout" svg:width="5.381cm" svg:height="1.023cm" svg:x="21.832cm" svg:y="10.31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86" draw:text-style-name="P15" draw:layer="layout" svg:width="7.934cm" svg:height="1.108cm" svg:x="20.066cm" svg:y="9.052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7cm" svg:height="1.023cm" svg:x="20.32cm" svg:y="9.05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87" draw:text-style-name="P15" draw:layer="layout" svg:width="8.317cm" svg:height="0.864cm" svg:x="19.264cm" svg:y="13.868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7.898cm" svg:height="0.518cm" svg:x="19.683cm" svg:y="13.9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0" draw:text-style-name="P7" draw:layer="layout" svg:width="4.876cm" svg:height="0.483cm" svg:x="20.066cm" svg:y="10.1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0" draw:text-style-name="P7" draw:layer="layout" svg:width="6.441cm" svg:height="0.482cm" svg:x="19.476cm" svg:y="13.20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ot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15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6:54:07.462903673</meta:creation-date>
    <dc:date>2022-03-28T17:25:12.968432992</dc:date>
    <meta:editing-duration>PT21H48M40S</meta:editing-duration>
    <meta:editing-cycles>5</meta:editing-cycles>
    <meta:generator>LibreOffice/6.4.7.2$Linux_X86_64 LibreOffice_project/40$Build-2</meta:generator>
    <meta:document-statistic meta:object-count="319"/>
  </office:meta>
</office:document-meta>
</file>

<file path=Object 1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10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11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12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13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14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15/content.xml><?xml version="1.0" encoding="utf-8"?>
<math xmlns="http://www.w3.org/1998/Math/MathML" display="block">
  <semantics>
    <mrow>
      <mrow>
        <msub>
          <mi mathvariant="italic">efficiency</mi>
          <mi mathvariant="italic">ofSystem</mi>
        </msub>
        <mo stretchy="false">=</mo>
        <msub>
          <mi>e</mi>
          <mn>2</mn>
        </msub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sub>
        <mi>W</mi>
        <mrow>
          <mi mathvariant="italic">Be</mi>
          <mn>2</mn>
        </mrow>
      </msub>
    </mrow>
    <annotation encoding="StarMath 5.0">efficiency_ofSystem = e_2 =  
       
         efficiency_{Inter 2} 
            times 
        % W_{Inter 2} 
        
         
           + 
         
         efficiency_{Be 2} 
            times   
         %  W_{Be 2}
        
      

       
 </annotation>
  </semantics>
</math>
</file>

<file path=Object 16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17/content.xml><?xml version="1.0" encoding="utf-8"?>
<math xmlns="http://www.w3.org/1998/Math/MathML" display="block">
  <semantics>
    <mrow>
      <mrow>
        <mrow>
          <msub>
            <mi>e</mi>
            <mn>2</mn>
          </msub>
          <mo stretchy="false">−</mo>
          <msub>
            <mi>e</mi>
            <mn>1</mn>
          </msub>
        </mrow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row>
        <msub>
          <mi>W</mi>
          <mrow>
            <mi mathvariant="italic">Be</mi>
            <mn>2</mn>
          </mrow>
        </msub>
        <mo stretchy="false">−</mo>
        <msub>
          <mi mathvariant="italic">efficiency</mi>
          <mrow>
            <mi mathvariant="italic">Inter</mi>
            <mn>1</mn>
          </mrow>
        </msub>
      </mrow>
    </mrow>
    <annotation encoding="StarMath 5.0"> e_2 - e_1 =  
       
         efficiency_{Inter 2} 
            times 
        % W_{Inter 2} 
        
         
           + 
         
         efficiency_{Be 2} 
            times   
         %  W_{Be 2}
           - 
           
        efficiency_{Inter 1} 
        
 </annotation>
  </semantics>
</math>
</file>

<file path=Object 18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19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2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20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21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22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23/content.xml><?xml version="1.0" encoding="utf-8"?>
<math xmlns="http://www.w3.org/1998/Math/MathML" display="block">
  <semantics>
    <mrow>
      <mrow>
        <msub>
          <mi mathvariant="italic">efficiency</mi>
          <mi mathvariant="italic">ofSystem</mi>
        </msub>
        <mo stretchy="false">=</mo>
        <msub>
          <mi>e</mi>
          <mn>2</mn>
        </msub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sub>
        <mi>W</mi>
        <mrow>
          <mi mathvariant="italic">Be</mi>
          <mn>2</mn>
        </mrow>
      </msub>
    </mrow>
    <annotation encoding="StarMath 5.0">efficiency_ofSystem = e_2 =  
       
         efficiency_{Inter 2} 
            times 
        % W_{Inter 2} 
        
         
           + 
         
         efficiency_{Be 2} 
            times   
         %  W_{Be 2}
        
      

       
 </annotation>
  </semantics>
</math>
</file>

<file path=Object 24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25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26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27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28/content.xml><?xml version="1.0" encoding="utf-8"?>
<math xmlns="http://www.w3.org/1998/Math/MathML" display="block">
  <semantics>
    <mrow>
      <mrow>
        <msub>
          <mi mathvariant="italic">efficiency</mi>
          <mi mathvariant="italic">ofSystem</mi>
        </msub>
        <mo stretchy="false">=</mo>
        <msub>
          <mi>e</mi>
          <mn>2</mn>
        </msub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sub>
        <mi>W</mi>
        <mrow>
          <mi mathvariant="italic">Be</mi>
          <mn>2</mn>
        </mrow>
      </msub>
    </mrow>
    <annotation encoding="StarMath 5.0">efficiency_ofSystem = e_2 =  
       
         efficiency_{Inter 2} 
            times 
        % W_{Inter 2} 
        
         
           + 
         
         efficiency_{Be 2} 
            times   
         %  W_{Be 2}
        
      

       
 </annotation>
  </semantics>
</math>
</file>

<file path=Object 29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3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30/content.xml><?xml version="1.0" encoding="utf-8"?>
<math xmlns="http://www.w3.org/1998/Math/MathML" display="block">
  <semantics>
    <mrow>
      <mrow>
        <mrow>
          <msub>
            <mi>e</mi>
            <mn>2</mn>
          </msub>
          <mo stretchy="false">−</mo>
          <msub>
            <mi>e</mi>
            <mn>1</mn>
          </msub>
        </mrow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row>
        <msub>
          <mi>W</mi>
          <mrow>
            <mi mathvariant="italic">Inter</mi>
            <mn>2</mn>
          </mrow>
        </msub>
        <mo stretchy="false">+</mo>
        <mrow>
          <msub>
            <mi mathvariant="italic">efficiency</mi>
            <mrow>
              <mi mathvariant="italic">Be</mi>
              <mn>2</mn>
            </mrow>
          </msub>
          <mo stretchy="false">×</mo>
          <mtext>%</mtext>
        </mrow>
      </mrow>
      <mrow>
        <mrow>
          <msub>
            <mi>W</mi>
            <mrow>
              <mi mathvariant="italic">Be</mi>
              <mn>2</mn>
            </mrow>
          </msub>
          <mo stretchy="false">−</mo>
          <msub>
            <mi mathvariant="italic">efficiency</mi>
            <mrow>
              <mi mathvariant="italic">Inter</mi>
              <mn>1</mn>
            </mrow>
          </msub>
        </mrow>
        <mo stretchy="false">≠</mo>
        <mfrac>
          <msub>
            <mi>E</mi>
            <mrow>
              <mi mathvariant="italic">Be</mi>
              <mn>2</mn>
            </mrow>
          </msub>
          <msub>
            <mi>W</mi>
            <mrow>
              <mi mathvariant="italic">Be</mi>
              <mn>2</mn>
            </mrow>
          </msub>
        </mfrac>
      </mrow>
    </mrow>
    <annotation encoding="StarMath 5.0"> e_2 - e_1 =  
       
         efficiency_{Inter 2} 
            times 
        % W_{Inter 2} 
        
         
           + 
         
         efficiency_{Be 2} 
            times   
         %  W_{Be 2}
           - 
           
        efficiency_{Inter 1} 
           &lt;&gt; 
         E_{Be 2} over W_{Be 2} 
       
 </annotation>
  </semantics>
</math>
</file>

<file path=Object 31/content.xml><?xml version="1.0" encoding="utf-8"?>
<math xmlns="http://www.w3.org/1998/Math/MathML" display="block">
  <semantics>
    <mrow>
      <msub>
        <mi mathvariant="italic">efficiencyE</mi>
        <mi mathvariant="italic">inter</mi>
      </msub>
      <mo stretchy="false">=</mo>
      <msub>
        <mi>E</mi>
        <mrow>
          <mi mathvariant="italic">inter</mi>
          <mn>2</mn>
        </mrow>
      </msub>
    </mrow>
    <annotation encoding="StarMath 5.0">efficiencyE_inter = E_{inter 2} 

 </annotation>
  </semantics>
</math>
</file>

<file path=Object 32/content.xml><?xml version="1.0" encoding="utf-8"?>
<math xmlns="http://www.w3.org/1998/Math/MathML" display="block">
  <semantics>
    <mrow>
      <msub>
        <mi mathvariant="italic">efficiencyE</mi>
        <mi mathvariant="italic">Be</mi>
      </msub>
      <mo stretchy="false">=</mo>
      <msub>
        <mi>E</mi>
        <mrow>
          <mi mathvariant="italic">Be</mi>
          <mn>2</mn>
        </mrow>
      </msub>
    </mrow>
    <annotation encoding="StarMath 5.0">efficiencyE_Be = E_{Be 2} 

 </annotation>
  </semantics>
</math>
</file>

<file path=Object 33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i mathvariant="italic">Inter</mi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i mathvariant="italic">Be</mi>
            </msub>
          </mrow>
        </mrow>
        <mrow>
          <msub>
            <mi>W</mi>
            <mi mathvariant="italic">Inter</mi>
          </msub>
          <mo stretchy="false">+</mo>
          <msub>
            <mi>W</mi>
            <mi mathvariant="italic">Be</mi>
          </msub>
        </mrow>
      </mfrac>
    </mrow>
    <annotation encoding="StarMath 5.0">e_2 =   
        {  
         efficiency_{Inter 2} 
            times 
         W_{Inter} 
        
         
           + 
         
         efficiency_{Be 2} 
            times   
           W_{Be}
        
        }
         over 
     {W_{Inter} + W_{Be}}   

       
 </annotation>
  </semantics>
</math>
</file>

<file path=Object 34/content.xml><?xml version="1.0" encoding="utf-8"?>
<math xmlns="http://www.w3.org/1998/Math/MathML" display="block">
  <semantics>
    <mrow>
      <msub>
        <mi mathvariant="italic">efficiency</mi>
        <mi mathvariant="italic">ofSystem</mi>
      </msub>
      <mo stretchy="false">=</mo>
      <msub>
        <mi>e</mi>
        <mn>3</mn>
      </msub>
      <mo stretchy="false">=</mo>
      <mfrac>
        <msub>
          <mi>E</mi>
          <mrow>
            <mi mathvariant="italic">be</mi>
            <mn>3</mn>
          </mrow>
        </msub>
        <msub>
          <mi>W</mi>
          <mrow>
            <mi mathvariant="italic">Be</mi>
            <mn>3</mn>
          </mrow>
        </msub>
      </mfrac>
    </mrow>
    <annotation encoding="StarMath 5.0">efficiency_ofSystem = e_3 =  E_{be 3} over W_{Be 3}


       
 </annotation>
  </semantics>
</math>
</file>

<file path=Object 35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
}   

 </annotation>
  </semantics>
</math>
</file>

<file path=Object 36/content.xml><?xml version="1.0" encoding="utf-8"?>
<math xmlns="http://www.w3.org/1998/Math/MathML" display="block">
  <semantics>
    <mrow>
      <msub>
        <mi mathvariant="italic">Delta</mi>
        <mrow>
          <mi mathvariant="italic">system</mi>
          <mi mathvariant="italic">efficiency</mi>
        </mrow>
      </msub>
      <mo stretchy="false">=</mo>
      <mrow>
        <msub>
          <mi>e</mi>
          <mn>2</mn>
        </msub>
        <mo stretchy="false">−</mo>
        <msub>
          <mi>e</mi>
          <mn>1</mn>
        </msub>
      </mrow>
      <mo stretchy="false">≠</mo>
      <mrow>
        <mfrac>
          <msub>
            <mi>E</mi>
            <mrow>
              <mi mathvariant="italic">inter</mi>
              <mn>2</mn>
            </mrow>
          </msub>
          <msub>
            <mi>W</mi>
            <mi mathvariant="italic">inter</mi>
          </msub>
        </mfrac>
        <mo stretchy="false">−</mo>
        <mfrac>
          <msub>
            <mi>E</mi>
            <mrow>
              <mi mathvariant="italic">inter</mi>
              <mn>1</mn>
            </mrow>
          </msub>
          <msub>
            <mi>W</mi>
            <mi mathvariant="italic">inter</mi>
          </msub>
        </mfrac>
      </mrow>
    </mrow>
    <annotation encoding="StarMath 5.0"> Delta_{system efficiency} = e_2 - e_1 &lt;&gt; E_ {inter 2} over W_inter - E_{inter 1} over W_inter
 </annotation>
  </semantics>
</math>
</file>

<file path=Object 37/content.xml><?xml version="1.0" encoding="utf-8"?>
<math xmlns="http://www.w3.org/1998/Math/MathML" display="block">
  <semantics>
    <mrow>
      <msub>
        <mi mathvariant="italic">efficiencyE</mi>
        <mi mathvariant="italic">inter</mi>
      </msub>
      <mo stretchy="false">=</mo>
      <msub>
        <mi>E</mi>
        <mrow>
          <mi mathvariant="italic">inter</mi>
          <mn>1</mn>
        </mrow>
      </msub>
    </mrow>
    <annotation encoding="StarMath 5.0">efficiencyE _inter = E_{inter 1} 

 </annotation>
  </semantics>
</math>
</file>

<file path=Object 38/content.xml><?xml version="1.0" encoding="utf-8"?>
<math xmlns="http://www.w3.org/1998/Math/MathML" display="block">
  <semantics>
    <mrow>
      <msub>
        <mi mathvariant="italic">efficiencyE</mi>
        <mi mathvariant="italic">Be</mi>
      </msub>
      <mo stretchy="false">=</mo>
      <msub>
        <mi>E</mi>
        <mrow>
          <mi mathvariant="italic">Be</mi>
          <mn>3</mn>
        </mrow>
      </msub>
    </mrow>
    <annotation encoding="StarMath 5.0">efficiencyE_Be = E_{Be 3} 

 </annotation>
  </semantics>
</math>
</file>

<file path=Object 39/content.xml><?xml version="1.0" encoding="utf-8"?>
<math xmlns="http://www.w3.org/1998/Math/MathML" display="block">
  <semantics>
    <mrow>
      <mrow>
        <mi>D</mi>
        <mo stretchy="false">=</mo>
        <mrow>
          <msub>
            <mi mathvariant="italic">efficiency</mi>
            <mrow>
              <mi mathvariant="italic">Inter</mi>
              <mn>2</mn>
            </mrow>
          </msub>
          <mo stretchy="false">×</mo>
          <mtext>%</mtext>
        </mrow>
      </mrow>
      <msub>
        <mi>W</mi>
        <mi mathvariant="italic">Inter</mi>
      </msub>
    </mrow>
    <annotation encoding="StarMath 5.0"> D =  
       
         efficiency_{Inter 2} 
            times 
        % W_{Inter} 
        
   
         
         </annotation>
  </semantics>
</math>
</file>

<file path=Object 4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frac>
        <mrow>
          <msub>
            <mi>E</mi>
            <mrow>
              <mi mathvariant="italic">Inter</mi>
              <mn>2</mn>
            </mrow>
          </msub>
          <mo stretchy="false">+</mo>
          <msub>
            <mi>E</mi>
            <mrow>
              <mi mathvariant="italic">Be</mi>
              <mn>2</mn>
            </mrow>
          </msub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fficiency_System =  {E_{Inter 2} + E_{Be 2}} over {W_{Inter 2} + W_{Be 2}}   

 </annotation>
  </semantics>
</math>
</file>

<file path=Object 40/content.xml><?xml version="1.0" encoding="utf-8"?>
<math xmlns="http://www.w3.org/1998/Math/MathML" display="block">
  <semantics>
    <mrow>
      <msub>
        <mi mathvariant="italic">Delta</mi>
        <mrow>
          <mi mathvariant="italic">system</mi>
          <mi mathvariant="italic">efficiencyE</mi>
        </mrow>
      </msub>
      <mo stretchy="false">=</mo>
      <mrow>
        <msub>
          <mi>E</mi>
          <mrow>
            <mi mathvariant="italic">Be</mi>
            <mn>2</mn>
          </mrow>
        </msub>
        <mo stretchy="false">+</mo>
        <msub>
          <mi>E</mi>
          <mrow>
            <mi mathvariant="italic">inter</mi>
            <mn>2</mn>
          </mrow>
        </msub>
        <mo stretchy="false">−</mo>
        <msub>
          <mi>E</mi>
          <mrow>
            <mi mathvariant="italic">Be</mi>
            <mn>3</mn>
          </mrow>
        </msub>
      </mrow>
    </mrow>
    <annotation encoding="StarMath 5.0">Delta_{system efficiencyE} = E_{Be 2} + E_{ inter 2 } - E_{ Be 3  } 
 </annotation>
  </semantics>
</math>
</file>

<file path=Object 41/content.xml><?xml version="1.0" encoding="utf-8"?>
<math xmlns="http://www.w3.org/1998/Math/MathML" display="block">
  <semantics>
    <mrow>
      <mrow>
        <mrow>
          <mo stretchy="false">+</mo>
          <msub>
            <mi mathvariant="italic">efficiency</mi>
            <mrow>
              <mi mathvariant="italic">Be</mi>
              <mn>2</mn>
            </mrow>
          </msub>
        </mrow>
        <mo stretchy="false">×</mo>
        <mtext>%</mtext>
      </mrow>
      <mrow>
        <msub>
          <mi>W</mi>
          <mi mathvariant="italic">Be</mi>
        </msub>
        <mo stretchy="false">−</mo>
        <mfrac>
          <msub>
            <mi>E</mi>
            <mrow>
              <mi mathvariant="italic">Inter</mi>
              <mn>1</mn>
            </mrow>
          </msub>
          <msub>
            <mi>W</mi>
            <mi mathvariant="italic">inter</mi>
          </msub>
        </mfrac>
      </mrow>
    </mrow>
    <annotation encoding="StarMath 5.0">
           + 
         
         efficiency_{Be 2} 
            times   
         %  W_{Be}
           - 
           
        E_{Inter 1} over W_inter
         </annotation>
  </semantics>
</math>
</file>

<file path=Object 42/content.xml><?xml version="1.0" encoding="utf-8"?>
<math xmlns="http://www.w3.org/1998/Math/MathML" display="block">
  <semantics>
    <mrow>
      <msub>
        <mi mathvariant="italic">Delta</mi>
        <mrow>
          <mi mathvariant="italic">Be</mi>
          <mi mathvariant="italic">efficiencyE</mi>
        </mrow>
      </msub>
      <mo stretchy="false">=</mo>
      <mrow>
        <msub>
          <mi>E</mi>
          <mrow>
            <mi mathvariant="italic">Be</mi>
            <mn>2</mn>
          </mrow>
        </msub>
        <mo stretchy="false">−</mo>
        <msub>
          <mi>E</mi>
          <msub>
            <mi mathvariant="italic">Be</mi>
            <mn>3</mn>
          </msub>
        </msub>
      </mrow>
      <mo stretchy="false">≠</mo>
      <msub>
        <mi mathvariant="italic">Delta</mi>
        <mrow>
          <mi mathvariant="italic">system</mi>
          <mi mathvariant="italic">efficiencyE</mi>
        </mrow>
      </msub>
    </mrow>
    <annotation encoding="StarMath 5.0"> Delta_{Be efficiencyE} = E_{Be2} - E_{Be_3} &lt;&gt; Delta_{ system efficiencyE} 
 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>E</mi>
              <mrow>
                <mi mathvariant="italic">Inter</mi>
                <mn>2</mn>
              </mrow>
            </msub>
            <mo stretchy="false">×</mo>
            <mfrac>
              <msub>
                <mi>W</mi>
                <mrow>
                  <mi mathvariant="italic">Inter</mi>
                  <mn>2</mn>
                </mrow>
              </msub>
              <msub>
                <mi>W</mi>
                <mrow>
                  <mi mathvariant="italic">Inter</mi>
                  <mn>2</mn>
                </mrow>
              </msub>
            </mfrac>
          </mrow>
          <mo stretchy="false">+</mo>
          <mrow>
            <msub>
              <mi>E</mi>
              <mrow>
                <mi mathvariant="italic">Be</mi>
                <mn>2</mn>
              </mrow>
            </msub>
            <mo stretchy="false">×</mo>
            <mfrac>
              <msub>
                <mi>W</mi>
                <mrow>
                  <mi mathvariant="italic">Be</mi>
                  <mn>2</mn>
                </mrow>
              </msub>
              <msub>
                <mi>W</mi>
                <mrow>
                  <mi mathvariant="italic">Be</mi>
                  <mn>2</mn>
                </mrow>
              </msub>
            </mfrac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_{Inter 2} 
            times 
         { W_{Inter 2} over W_{Inter 2} } 
         
           + 
         
         E_{Be 2} 
            times   
          {W_{Be 2} over W_{Be 2}}
        
        }
         over 
     {W_{Inter 2} + W_{Be 2}}   

       
 </annotation>
  </semantics>
</math>
</file>

<file path=Object 6/content.xml><?xml version="1.0" encoding="utf-8"?>
<math xmlns="http://www.w3.org/1998/Math/MathML" display="block">
  <semantics>
    <mrow>
      <msub>
        <mi>e</mi>
        <mn>2</mn>
      </msub>
      <mo stretchy="false">=</mo>
      <mfrac>
        <mrow>
          <mrow>
            <msub>
              <mi mathvariant="italic">efficiency</mi>
              <mrow>
                <mi mathvariant="italic">Inter</mi>
                <mn>2</mn>
              </mrow>
            </msub>
            <mo stretchy="false">×</mo>
            <msub>
              <mi>W</mi>
              <mrow>
                <mi mathvariant="italic">Inter</mi>
                <mn>2</mn>
              </mrow>
            </msub>
          </mrow>
          <mo stretchy="false">+</mo>
          <mrow>
            <msub>
              <mi mathvariant="italic">efficiency</mi>
              <mrow>
                <mi mathvariant="italic">Be</mi>
                <mn>2</mn>
              </mrow>
            </msub>
            <mo stretchy="false">×</mo>
            <msub>
              <mi>W</mi>
              <mrow>
                <mi mathvariant="italic">Be</mi>
                <mn>2</mn>
              </mrow>
            </msub>
          </mrow>
        </mrow>
        <mrow>
          <msub>
            <mi>W</mi>
            <mrow>
              <mi mathvariant="italic">Inter</mi>
              <mn>2</mn>
            </mrow>
          </msub>
          <mo stretchy="false">+</mo>
          <msub>
            <mi>W</mi>
            <mrow>
              <mi mathvariant="italic">Be</mi>
              <mn>2</mn>
            </mrow>
          </msub>
        </mrow>
      </mfrac>
    </mrow>
    <annotation encoding="StarMath 5.0">e_2 =   
        {  
         efficiency_{Inter 2} 
            times 
         W_{Inter 2} 
        
         
           + 
         
         efficiency_{Be 2} 
            times   
           W_{Be 2}
        
        }
         over 
     {W_{Inter 2} + W_{Be 2}}   

       
 </annotation>
  </semantics>
</math>
</file>

<file path=Object 7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8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

<file path=Object 9/content.xml><?xml version="1.0" encoding="utf-8"?>
<math xmlns="http://www.w3.org/1998/Math/MathML" display="block">
  <semantics>
    <mrow>
      <msub>
        <mi mathvariant="italic">efficiency</mi>
        <mi mathvariant="italic">System</mi>
      </msub>
      <mo stretchy="false">=</mo>
      <msub>
        <mi>e</mi>
        <mn>1</mn>
      </msub>
      <mo stretchy="false">=</mo>
      <mfrac>
        <msub>
          <mi>E</mi>
          <mrow>
            <mi mathvariant="italic">Inter</mi>
            <mn>1</mn>
          </mrow>
        </msub>
        <msub>
          <mi>W</mi>
          <mrow>
            <mi mathvariant="italic">Inter</mi>
            <mn>1</mn>
          </mrow>
        </msub>
      </mfrac>
    </mrow>
    <annotation encoding="StarMath 5.0">efficiency_System = e_1 =  {E_{Inter 1}} over {W_{Inter 1}}   

 </annotation>
  </semantics>
</math>
</file>